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a1a" officeooo:paragraph-rsid="00149a1a"/>
    </style:style>
    <style:style style:name="P2" style:family="paragraph" style:parent-style-name="Standard">
      <style:paragraph-properties fo:text-align="center" style:justify-single-word="false"/>
      <style:text-properties officeooo:rsid="00149a1a" officeooo:paragraph-rsid="00149a1a"/>
    </style:style>
    <style:style style:name="P3" style:family="paragraph" style:parent-style-name="Standard">
      <style:text-properties officeooo:rsid="00194fdb" officeooo:paragraph-rsid="00194fdb"/>
    </style:style>
    <style:style style:name="P4" style:family="paragraph" style:parent-style-name="Standard">
      <style:text-properties officeooo:rsid="001a0462" officeooo:paragraph-rsid="001a0462"/>
    </style:style>
    <style:style style:name="P5" style:family="paragraph" style:parent-style-name="Standard">
      <style:text-properties officeooo:rsid="001a1150" officeooo:paragraph-rsid="001a1150"/>
    </style:style>
    <style:style style:name="P6" style:family="paragraph" style:parent-style-name="Standard">
      <style:text-properties officeooo:rsid="001a1150" officeooo:paragraph-rsid="0029ee3a"/>
    </style:style>
    <style:style style:name="P7" style:family="paragraph" style:parent-style-name="Standard">
      <style:text-properties officeooo:rsid="001a64ef" officeooo:paragraph-rsid="001a64ef"/>
    </style:style>
    <style:style style:name="P8" style:family="paragraph" style:parent-style-name="Standard">
      <style:text-properties officeooo:rsid="001a64ef" officeooo:paragraph-rsid="0029ee3a"/>
    </style:style>
    <style:style style:name="P9" style:family="paragraph" style:parent-style-name="Standard">
      <style:text-properties officeooo:rsid="001c269a" officeooo:paragraph-rsid="001c269a"/>
    </style:style>
    <style:style style:name="P10" style:family="paragraph" style:parent-style-name="Standard">
      <style:text-properties officeooo:rsid="001c269a" officeooo:paragraph-rsid="0029ee3a"/>
    </style:style>
    <style:style style:name="P11" style:family="paragraph" style:parent-style-name="Standard">
      <style:text-properties officeooo:rsid="00214465" officeooo:paragraph-rsid="00214465"/>
    </style:style>
    <style:style style:name="P12" style:family="paragraph" style:parent-style-name="Standard">
      <style:text-properties style:use-window-font-color="true" loext:opacity="0%" officeooo:rsid="001f9c46" officeooo:paragraph-rsid="0028d651"/>
    </style:style>
    <style:style style:name="P13" style:family="paragraph" style:parent-style-name="Standard">
      <style:text-properties style:use-window-font-color="true" loext:opacity="0%" officeooo:rsid="001f9c46" officeooo:paragraph-rsid="0029ee3a"/>
    </style:style>
    <style:style style:name="P14" style:family="paragraph" style:parent-style-name="Standard">
      <style:text-properties officeooo:rsid="00240893" officeooo:paragraph-rsid="00240893"/>
    </style:style>
    <style:style style:name="P15" style:family="paragraph" style:parent-style-name="Standard">
      <style:text-properties officeooo:rsid="00240893" officeooo:paragraph-rsid="0029ee3a"/>
    </style:style>
    <style:style style:name="P16" style:family="paragraph" style:parent-style-name="Standard">
      <style:text-properties officeooo:rsid="00252c85" officeooo:paragraph-rsid="00252c85"/>
    </style:style>
    <style:style style:name="P17" style:family="paragraph" style:parent-style-name="Standard">
      <style:text-properties officeooo:rsid="00252c85" officeooo:paragraph-rsid="0029ee3a"/>
    </style:style>
    <style:style style:name="P18" style:family="paragraph" style:parent-style-name="Standard">
      <style:text-properties style:text-underline-style="solid" style:text-underline-width="auto" style:text-underline-color="font-color" officeooo:rsid="001a0462" officeooo:paragraph-rsid="001a0462"/>
    </style:style>
    <style:style style:name="P19" style:family="paragraph" style:parent-style-name="Standard">
      <style:text-properties style:text-underline-style="solid" style:text-underline-width="auto" style:text-underline-color="font-color" officeooo:rsid="00149a1a" officeooo:paragraph-rsid="00149a1a"/>
    </style:style>
    <style:style style:name="P20" style:family="paragraph" style:parent-style-name="Standard">
      <style:text-properties style:text-underline-style="solid" style:text-underline-width="auto" style:text-underline-color="font-color" officeooo:rsid="00214465" officeooo:paragraph-rsid="00214465"/>
    </style:style>
    <style:style style:name="P21" style:family="paragraph" style:parent-style-name="Standard">
      <style:text-properties officeooo:rsid="002a5187" officeooo:paragraph-rsid="002a5187"/>
    </style:style>
    <style:style style:name="P22" style:family="paragraph" style:parent-style-name="Standard">
      <style:text-properties officeooo:rsid="002a94ef" officeooo:paragraph-rsid="002a94ef"/>
    </style:style>
    <style:style style:name="P23" style:family="paragraph" style:parent-style-name="Standard">
      <style:text-properties officeooo:paragraph-rsid="002a94ef"/>
    </style:style>
    <style:style style:name="P24" style:family="paragraph" style:parent-style-name="Standard">
      <style:text-properties officeooo:rsid="002bc160" officeooo:paragraph-rsid="002bc160"/>
    </style:style>
    <style:style style:name="P25" style:family="paragraph" style:parent-style-name="Standard">
      <style:text-properties officeooo:paragraph-rsid="002bc160"/>
    </style:style>
    <style:style style:name="P26" style:family="paragraph" style:parent-style-name="Standard">
      <style:text-properties officeooo:rsid="002d855a" officeooo:paragraph-rsid="002d855a"/>
    </style:style>
    <style:style style:name="P27" style:family="paragraph" style:parent-style-name="Standard">
      <style:text-properties officeooo:rsid="0030726a" officeooo:paragraph-rsid="0030726a"/>
    </style:style>
    <style:style style:name="P28" style:family="paragraph" style:parent-style-name="Standard">
      <style:text-properties officeooo:rsid="0030726a" officeooo:paragraph-rsid="0033b828"/>
    </style:style>
    <style:style style:name="P29" style:family="paragraph" style:parent-style-name="Standard">
      <style:text-properties officeooo:rsid="0033b828" officeooo:paragraph-rsid="0033b828"/>
    </style:style>
    <style:style style:name="P30" style:family="paragraph" style:parent-style-name="Standard">
      <style:text-properties officeooo:rsid="00343430" officeooo:paragraph-rsid="00343430"/>
    </style:style>
    <style:style style:name="P31" style:family="paragraph" style:parent-style-name="Standard">
      <style:text-properties officeooo:rsid="00349ed6" officeooo:paragraph-rsid="00349ed6"/>
    </style:style>
    <style:style style:name="P32" style:family="paragraph" style:parent-style-name="Standard">
      <style:text-properties officeooo:rsid="0034d20e" officeooo:paragraph-rsid="0034d20e"/>
    </style:style>
    <style:style style:name="P33" style:family="paragraph" style:parent-style-name="Standard">
      <style:text-properties fo:font-weight="normal" officeooo:rsid="0033b828" officeooo:paragraph-rsid="0033b828" style:font-weight-asian="normal" style:font-weight-complex="normal"/>
    </style:style>
    <style:style style:name="P34" style:family="paragraph" style:parent-style-name="Standard">
      <style:text-properties fo:font-weight="normal" officeooo:rsid="00343430" officeooo:paragraph-rsid="00343430" style:font-weight-asian="normal" style:font-weight-complex="normal"/>
    </style:style>
    <style:style style:name="P35" style:family="paragraph" style:parent-style-name="Standard">
      <style:text-properties fo:font-weight="normal" officeooo:rsid="00344db8" officeooo:paragraph-rsid="00344db8" style:font-weight-asian="normal" style:font-weight-complex="normal"/>
    </style:style>
    <style:style style:name="P36" style:family="paragraph" style:parent-style-name="Standard">
      <style:text-properties fo:font-weight="normal" officeooo:rsid="0034d20e" officeooo:paragraph-rsid="0034d20e" style:font-weight-asian="normal" style:font-weight-complex="normal"/>
    </style:style>
    <style:style style:name="P37" style:family="paragraph" style:parent-style-name="Standard">
      <style:text-properties fo:font-weight="normal" officeooo:rsid="0036453a" officeooo:paragraph-rsid="0036453a" style:font-weight-asian="normal" style:font-weight-complex="normal"/>
    </style:style>
    <style:style style:name="P38" style:family="paragraph" style:parent-style-name="Standard">
      <style:text-properties fo:font-weight="normal" officeooo:rsid="0037d9d5" officeooo:paragraph-rsid="0037d9d5" style:font-weight-asian="normal" style:font-weight-complex="normal"/>
    </style:style>
    <style:style style:name="P39" style:family="paragraph" style:parent-style-name="Standard">
      <style:text-properties fo:font-weight="normal" officeooo:rsid="0037d9d5" officeooo:paragraph-rsid="0039b40d" style:font-weight-asian="normal" style:font-weight-complex="normal"/>
    </style:style>
    <style:style style:name="P40" style:family="paragraph" style:parent-style-name="Standard">
      <style:text-properties fo:font-weight="normal" officeooo:rsid="0039b40d" officeooo:paragraph-rsid="0039b40d" style:font-weight-asian="normal" style:font-weight-complex="normal"/>
    </style:style>
    <style:style style:name="P41" style:family="paragraph" style:parent-style-name="Standard">
      <style:text-properties fo:font-weight="normal" officeooo:rsid="0039b40d" officeooo:paragraph-rsid="003a93a4" style:font-weight-asian="normal" style:font-weight-complex="normal"/>
    </style:style>
    <style:style style:name="P42" style:family="paragraph" style:parent-style-name="Standard">
      <style:text-properties fo:font-weight="normal" officeooo:rsid="003a93a4" officeooo:paragraph-rsid="003a93a4" style:font-weight-asian="normal" style:font-weight-complex="normal"/>
    </style:style>
    <style:style style:name="P43" style:family="paragraph" style:parent-style-name="Standard">
      <style:text-properties fo:font-weight="normal" officeooo:rsid="003b8e0a" officeooo:paragraph-rsid="003b8e0a" style:font-weight-asian="normal" style:font-weight-complex="normal"/>
    </style:style>
    <style:style style:name="P44" style:family="paragraph" style:parent-style-name="Standard">
      <style:text-properties fo:font-weight="normal" officeooo:rsid="003ba592" officeooo:paragraph-rsid="003ba592" style:font-weight-asian="normal" style:font-weight-complex="normal"/>
    </style:style>
    <style:style style:name="P45" style:family="paragraph" style:parent-style-name="Standard">
      <style:text-properties fo:font-weight="normal" officeooo:rsid="003cb30f" officeooo:paragraph-rsid="003cb30f" style:font-weight-asian="normal" style:font-weight-complex="normal"/>
    </style:style>
    <style:style style:name="P46" style:family="paragraph" style:parent-style-name="Standard">
      <style:text-properties officeooo:rsid="0034d20e" officeooo:paragraph-rsid="0037d9d5"/>
    </style:style>
    <style:style style:name="P47" style:family="paragraph" style:parent-style-name="Standard">
      <style:text-properties fo:color="#c9211e" loext:opacity="100%" fo:font-weight="normal" officeooo:rsid="003a93a4" officeooo:paragraph-rsid="003a93a4" style:font-weight-asian="normal" style:font-weight-complex="normal"/>
    </style:style>
    <style:style style:name="P48" style:family="paragraph" style:parent-style-name="Standard">
      <style:text-properties fo:color="#c9211e" loext:opacity="100%" style:text-line-through-style="solid" style:text-line-through-type="single" fo:font-weight="normal" officeooo:rsid="0039b40d" officeooo:paragraph-rsid="0039b40d" style:font-weight-asian="normal" style:font-weight-complex="normal"/>
    </style:style>
    <style:style style:name="P49" style:family="paragraph" style:parent-style-name="Standard">
      <style:text-properties fo:color="#c9211e" loext:opacity="100%" style:text-line-through-style="solid" style:text-line-through-type="single" fo:font-weight="normal" officeooo:rsid="003a93a4" officeooo:paragraph-rsid="003a93a4" style:font-weight-asian="normal" style:font-weight-complex="normal"/>
    </style:style>
    <style:style style:name="T1" style:family="text">
      <style:text-properties officeooo:rsid="001a1150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a1150"/>
    </style:style>
    <style:style style:name="T4" style:family="text">
      <style:text-properties fo:color="#c9211e" loext:opacity="100%" officeooo:rsid="001f9c46"/>
    </style:style>
    <style:style style:name="T5" style:family="text">
      <style:text-properties fo:color="#c9211e" loext:opacity="100%" style:text-line-through-style="none" style:text-line-through-type="none" officeooo:rsid="0021ed76"/>
    </style:style>
    <style:style style:name="T6" style:family="text">
      <style:text-properties fo:color="#c9211e" loext:opacity="100%" officeooo:rsid="00341225"/>
    </style:style>
    <style:style style:name="T7" style:family="text">
      <style:text-properties fo:color="#c9211e" loext:opacity="100%" fo:font-weight="normal" style:font-weight-asian="normal" style:font-weight-complex="normal"/>
    </style:style>
    <style:style style:name="T8" style:family="text">
      <style:text-properties fo:color="#c9211e" loext:opacity="100%" fo:font-weight="normal" officeooo:rsid="00341225" style:font-weight-asian="normal" style:font-weight-complex="normal"/>
    </style:style>
    <style:style style:name="T9" style:family="text">
      <style:text-properties fo:color="#c9211e" loext:opacity="100%" style:text-line-through-style="solid" style:text-line-through-type="single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officeooo:rsid="001cb018"/>
    </style:style>
    <style:style style:name="T12" style:family="text">
      <style:text-properties officeooo:rsid="001dd6fa"/>
    </style:style>
    <style:style style:name="T13" style:family="text">
      <style:text-properties officeooo:rsid="001f9c46"/>
    </style:style>
    <style:style style:name="T14" style:family="text">
      <style:text-properties officeooo:rsid="0021ed76"/>
    </style:style>
    <style:style style:name="T15" style:family="text">
      <style:text-properties style:text-line-through-style="none" style:text-line-through-type="none" officeooo:rsid="0029ee3a"/>
    </style:style>
    <style:style style:name="T16" style:family="text">
      <style:text-properties officeooo:rsid="0028d651"/>
    </style:style>
    <style:style style:name="T17" style:family="text">
      <style:text-properties style:use-window-font-color="true" loext:opacity="0%" officeooo:rsid="001f9c46"/>
    </style:style>
    <style:style style:name="T18" style:family="text">
      <style:text-properties officeooo:rsid="002a94ef"/>
    </style:style>
    <style:style style:name="T19" style:family="text">
      <style:text-properties officeooo:rsid="002bc160"/>
    </style:style>
    <style:style style:name="T20" style:family="text">
      <style:text-properties officeooo:rsid="0031cf4c"/>
    </style:style>
    <style:style style:name="T21" style:family="text">
      <style:text-properties officeooo:rsid="0033b82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0726a" style:font-weight-asian="normal" style:font-weight-complex="normal"/>
    </style:style>
    <style:style style:name="T24" style:family="text">
      <style:text-properties fo:font-weight="normal" officeooo:rsid="0034d20e" style:font-weight-asian="normal" style:font-weight-complex="normal"/>
    </style:style>
    <style:style style:name="T25" style:family="text">
      <style:text-properties officeooo:rsid="0034388a"/>
    </style:style>
    <style:style style:name="T26" style:family="text">
      <style:text-properties officeooo:rsid="0030726a"/>
    </style:style>
    <style:style style:name="T27" style:family="text">
      <style:text-properties officeooo:rsid="0039b40d"/>
    </style:style>
    <style:style style:name="T28" style:family="text">
      <style:text-properties officeooo:rsid="003a93a4"/>
    </style:style>
    <style:style style:name="T29" style:family="text">
      <style:text-properties officeooo:rsid="003ba5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 4 :</text:p>
      <text:p text:style-name="P1"/>
      <text:p text:style-name="P1"/>
      <text:p text:style-name="P19">Exercice 4.1 :</text:p>
      <text:p text:style-name="P1"/>
      <text:p text:style-name="P3">Si Tutu &lt;<text:span text:style-name="T3">=</text:span> Toto + 4 ET Tata &lt;&gt; "OK" Alors</text:p>
      <text:p text:style-name="P3"><text:tab/>Tutu ← <text:span text:style-name="T10">Tutu + 1</text:span><text:tab/><text:span text:style-name="T3">Tutu - 1</text:span></text:p>
      <text:p text:style-name="P3">Sinon</text:p>
      <text:p text:style-name="P3"><text:tab/>Tutu ← <text:span text:style-name="T10">Tutu – 1</text:span><text:span text:style-name="T2"><text:tab/></text:span><text:span text:style-name="T3">Tuto + 1</text:span></text:p>
      <text:p text:style-name="P3">Finsi</text:p>
      <text:p text:style-name="P3"/>
      <text:p text:style-name="P4"/>
      <text:p text:style-name="P18">Exercice 4.2 :</text:p>
      <text:p text:style-name="P4"/>
      <text:p text:style-name="P5">Variables H, min, <text:span text:style-name="T14">sec</text:span> <text:span text:style-name="T10">en Entier </text:span><text:span text:style-name="T5">en Numérique</text:span></text:p>
      <text:p text:style-name="P5">Début</text:p>
      <text:p text:style-name="P5">Ecrire "Ecrivez <text:span text:style-name="T12">une </text:span><text:span text:style-name="T11">heure et </text:span><text:span text:style-name="T12">une</text:span><text:span text:style-name="T11"> minute </text:span><text:span text:style-name="T14">et une seconde</text:span><text:span text:style-name="T11"> :</text:span>"</text:p>
      <text:p text:style-name="P5">Lire H,min, <text:span text:style-name="T14">sec</text:span></text:p>
      <text:p text:style-name="P14">sec ← sec + 1</text:p>
      <text:p text:style-name="P14">Si sec = 60 Alors</text:p>
      <text:p text:style-name="P14"><text:tab/>sec = 0</text:p>
      <text:p text:style-name="P14"><text:tab/>min ← min + 1</text:p>
      <text:p text:style-name="P16">Finsi</text:p>
      <text:p text:style-name="P7">Si min = 60 <text:span text:style-name="T4">Alors</text:span></text:p>
      <text:p text:style-name="P7"><text:tab/>min ← 0</text:p>
      <text:p text:style-name="P7"><text:tab/><text:span text:style-name="T4">h←</text:span><text:span text:style-name="T13"> </text:span>h + 1</text:p>
      <text:p text:style-name="P7">Finsi</text:p>
      <text:p text:style-name="P7">Si h = 24 <text:span text:style-name="T4">Alors</text:span></text:p>
      <text:p text:style-name="P7"><text:tab/>h ← 0</text:p>
      <text:p text:style-name="P9">Finsi</text:p>
      <text:p text:style-name="P12">Ecrire <text:span text:style-name="T1">"</text:span>Dans une minute, il sera<text:span text:style-name="T1">" </text:span>h <text:span text:style-name="T1">"</text:span>heures<text:span text:style-name="T1">", </text:span>et<text:span text:style-name="T1">" </text:span>min <text:span text:style-name="T1">"</text:span>minutes<text:span text:style-name="T1">", </text:span><text:span text:style-name="T16">et</text:span><text:span text:style-name="T1">" </text:span><text:span text:style-name="T16">sec</text:span><text:span text:style-name="T1"> "</text:span><text:span text:style-name="T16">secondes</text:span><text:span text:style-name="T1">"</text:span></text:p>
      <text:p text:style-name="P9">Fin</text:p>
      <text:p text:style-name="P7"/>
      <text:p text:style-name="P7"/>
      <text:p text:style-name="P20">Exercice 4.3 :</text:p>
      <text:p text:style-name="P11"/>
      <text:p text:style-name="P6">Variables H, min, <text:span text:style-name="T14">sec</text:span> <text:span text:style-name="T15">en Numérique</text:span></text:p>
      <text:p text:style-name="P6">Début</text:p>
      <text:p text:style-name="P6">Ecrire "Ecrivez <text:span text:style-name="T12">une </text:span><text:span text:style-name="T11">heure et </text:span><text:span text:style-name="T12">une</text:span><text:span text:style-name="T11"> minute </text:span><text:span text:style-name="T14">et une seconde</text:span><text:span text:style-name="T11"> :</text:span>"</text:p>
      <text:p text:style-name="P6">Lire H,min, <text:span text:style-name="T14">sec</text:span></text:p>
      <text:p text:style-name="P15">sec ← sec + 1</text:p>
      <text:p text:style-name="P15">Si sec = 60 Alors</text:p>
      <text:p text:style-name="P15"><text:tab/>sec = 0</text:p>
      <text:p text:style-name="P15"><text:tab/>min ← min + 1</text:p>
      <text:p text:style-name="P17">Finsi</text:p>
      <text:p text:style-name="P8">Si min = 60 <text:span text:style-name="T17">Alors</text:span></text:p>
      <text:p text:style-name="P8"><text:tab/>min ← 0</text:p>
      <text:p text:style-name="P8"><text:tab/><text:span text:style-name="T17">h←</text:span><text:span text:style-name="T13"> </text:span>h + 1</text:p>
      <text:p text:style-name="P8">Finsi</text:p>
      <text:p text:style-name="P8">Si h = 24 <text:span text:style-name="T17">Alors</text:span></text:p>
      <text:p text:style-name="P8"><text:tab/>h ← 0</text:p>
      <text:p text:style-name="P10">Finsi</text:p>
      <text:p text:style-name="P13"><text:soft-page-break/>Ecrire <text:span text:style-name="T1">"</text:span>Dans une <text:span text:style-name="T18">seconde</text:span>, il sera<text:span text:style-name="T1">" </text:span>h <text:span text:style-name="T1">"</text:span>heures<text:span text:style-name="T1">", </text:span>et<text:span text:style-name="T1">" </text:span>min <text:span text:style-name="T1">"</text:span>minutes<text:span text:style-name="T1">", </text:span><text:span text:style-name="T16">et</text:span><text:span text:style-name="T1">" </text:span><text:span text:style-name="T16">sec</text:span><text:span text:style-name="T1"> "</text:span><text:span text:style-name="T16">secondes</text:span><text:span text:style-name="T1">"</text:span></text:p>
      <text:p text:style-name="P10">Fin</text:p>
      <text:p text:style-name="P8"/>
      <text:p text:style-name="P21">Exercice 4.4 : <text:span text:style-name="T25">( à refaire)</text:span></text:p>
      <text:p text:style-name="P21"/>
      <text:p text:style-name="P22">Variables <text:span text:style-name="T19">P</text:span>, <text:span text:style-name="T19">N</text:span> en Numérique</text:p>
      <text:p text:style-name="P22">Début</text:p>
      <text:p text:style-name="P23"><text:span text:style-name="T18">Ecrire </text:span>"<text:span text:style-name="T18">Nombre de photocopies :</text:span>"</text:p>
      <text:p text:style-name="P22">Lire <text:span text:style-name="T19">N</text:span></text:p>
      <text:p text:style-name="P22">Si <text:span text:style-name="T19">N</text:span> ≤ <text:span text:style-name="T19">10 Alors</text:span></text:p>
      <text:p text:style-name="P22"><text:tab/><text:span text:style-name="T19">P ← N * 0,1</text:span></text:p>
      <text:p text:style-name="P24">SinonSi N ≤ 30 Alors</text:p>
      <text:p text:style-name="P24"><text:tab/>P ← 10 * 0,1 + <text:span text:style-name="T20">(</text:span>(N – 10) * 0,09<text:span text:style-name="T20">)</text:span></text:p>
      <text:p text:style-name="P24">Sinon</text:p>
      <text:p text:style-name="P24"><text:tab/>P ← 10* 0,1 + 20 * 0,09+ <text:span text:style-name="T20">(</text:span>(N-30) * 0,08<text:span text:style-name="T20">)</text:span></text:p>
      <text:p text:style-name="P24">Finsi</text:p>
      <text:p text:style-name="P25"><text:span text:style-name="T19">Ecrire </text:span>"<text:span text:style-name="T19">Le prix des photocopies est de</text:span>" <text:span text:style-name="T19">P</text:span></text:p>
      <text:p text:style-name="P24">Fin</text:p>
      <text:p text:style-name="P24"/>
      <text:p text:style-name="P24"/>
      <text:p text:style-name="P26">Exercice 4.5 :</text:p>
      <text:p text:style-name="P26"/>
      <text:p text:style-name="P27">Variables sex en Caractère</text:p>
      <text:p text:style-name="P27">Variables age en Numérique</text:p>
      <text:p text:style-name="P27">Variables C1 et C2 en Booléen</text:p>
      <text:p text:style-name="P27">Début</text:p>
      <text:p text:style-name="P27">Ecrire "Entrez votre age"</text:p>
      <text:p text:style-name="P27">Lire age</text:p>
      <text:p text:style-name="P27">Ecrire "Entrez votre sexe <text:span text:style-name="T6">(M/F)</text:span>"</text:p>
      <text:p text:style-name="P27">Lire sex</text:p>
      <text:p text:style-name="P28">C1 ← sex <text:span text:style-name="T6">= </text:span>"<text:span text:style-name="T21">M</text:span>" <text:span text:style-name="T21">ET age ≥ 20</text:span></text:p>
      <text:p text:style-name="P29">C2 ← sex <text:span text:style-name="T6">= </text:span><text:span text:style-name="T23">"</text:span><text:span text:style-name="T22">F</text:span><text:span text:style-name="T23">" </text:span><text:span text:style-name="T22">ET </text:span><text:span text:style-name="T8">(</text:span><text:span text:style-name="T22">age </text:span><text:span text:style-name="T7">&gt;</text:span><text:span text:style-name="T22"> 18 ET <text:s/></text:span><text:span text:style-name="T7">&lt; </text:span><text:span text:style-name="T22">35</text:span><text:span text:style-name="T8">)</text:span></text:p>
      <text:p text:style-name="P33">Si C1 OU C2 Alors</text:p>
      <text:p text:style-name="P29"><text:span text:style-name="T22"><text:tab/>Ecrire </text:span><text:span text:style-name="T23">"</text:span><text:span text:style-name="T22">Imposable</text:span><text:span text:style-name="T23">"</text:span></text:p>
      <text:p text:style-name="P29"><text:span text:style-name="T23">S</text:span><text:span text:style-name="T22">inon</text:span></text:p>
      <text:p text:style-name="P29"><text:span text:style-name="T22"><text:tab/>Ecrire </text:span><text:span text:style-name="T23">"</text:span><text:span text:style-name="T22">Non imposable</text:span><text:span text:style-name="T23">"</text:span></text:p>
      <text:p text:style-name="P29"><text:span text:style-name="T23">F</text:span><text:span text:style-name="T22">insi</text:span></text:p>
      <text:p text:style-name="P33">Fin</text:p>
      <text:p text:style-name="P33"/>
      <text:p text:style-name="P30"><text:span text:style-name="T22">Exercice 4.6 : </text:span><text:span text:style-name="T24">(à refaire)</text:span></text:p>
      <text:p text:style-name="P34"/>
      <text:p text:style-name="P35">Variables A, B, C, D en Numérique</text:p>
      <text:p text:style-name="P35">Variables C1, C2, C3, C4 en Booléen</text:p>
      <text:p text:style-name="P35">Début</text:p>
      <text:p text:style-name="P31"><text:span text:style-name="T22">Ecrire </text:span><text:span text:style-name="T23">"</text:span><text:span text:style-name="T22">Saisir le score des 4 participants</text:span><text:span text:style-name="T23">"</text:span></text:p>
      <text:p text:style-name="P31"><text:span text:style-name="T23">L</text:span><text:span text:style-name="T22">ire A, B, C, D</text:span></text:p>
      <text:p text:style-name="P36">C1 ← A &gt; 50</text:p>
      <text:p text:style-name="P36">C2 ← B &gt; 50 OU C &gt; 50 OU D &gt;50</text:p>
      <text:p text:style-name="P36">C3 ← A ≥ B ET A ≥ C ET A&gt;= D</text:p>
      <text:p text:style-name="P36">C4 ← A ≥ 12,5</text:p>
      <text:p text:style-name="P36">Si C1 Alors</text:p>
      <text:p text:style-name="P32"><text:span text:style-name="T22"><text:tab/>Ecrire </text:span><text:span text:style-name="T23">"</text:span><text:span text:style-name="T22">Elu</text:span><text:span text:style-name="T23">"</text:span></text:p>
      <text:p text:style-name="P32"><text:soft-page-break/><text:span text:style-name="T23">S</text:span><text:span text:style-name="T22">i C2 Alors</text:span></text:p>
      <text:p text:style-name="P32"><text:span text:style-name="T22"><text:tab/>Ecrire </text:span><text:span text:style-name="T23">"</text:span><text:span text:style-name="T22">Battu</text:span><text:span text:style-name="T23">"</text:span></text:p>
      <text:p text:style-name="P32"><text:span text:style-name="T23">S</text:span><text:span text:style-name="T22">i C3 Alors</text:span></text:p>
      <text:p text:style-name="P32"><text:span text:style-name="T22"><text:tab/>Ecrire </text:span><text:span text:style-name="T23">"</text:span><text:span text:style-name="T22">Ballottage favorable</text:span><text:span text:style-name="T23">"</text:span></text:p>
      <text:p text:style-name="P32"><text:span text:style-name="T23">S</text:span><text:span text:style-name="T22">i C4 Alors</text:span></text:p>
      <text:p text:style-name="P46"><text:span text:style-name="T22"><text:tab/>Ecrire </text:span><text:span text:style-name="T23">"</text:span><text:span text:style-name="T22">Ballottage défavorable</text:span><text:span text:style-name="T23">"</text:span></text:p>
      <text:p text:style-name="P32"><text:span text:style-name="T23">F</text:span><text:span text:style-name="T22">insi</text:span></text:p>
      <text:p text:style-name="P36">Fin</text:p>
      <text:p text:style-name="P36"/>
      <text:p text:style-name="P36"/>
      <text:p text:style-name="P37">Exercice 4.7 :</text:p>
      <text:p text:style-name="P37"/>
      <text:p text:style-name="P38">Variables C1, C2, C3, <text:span text:style-name="T9">C4 </text:span>en Booléen</text:p>
      <text:p text:style-name="P38">Variables acci, age, perm, assur en Numérique</text:p>
      <text:p text:style-name="P40">Variable vignette en Caractère</text:p>
      <text:p text:style-name="P38">Début</text:p>
      <text:p text:style-name="P39">Ecrire <text:span text:style-name="T26">"</text:span>Entrez le <text:span text:style-name="T27">nombre d’accidents</text:span><text:span text:style-name="T26">"</text:span></text:p>
      <text:p text:style-name="P40">Lire acci</text:p>
      <text:p text:style-name="P40">Ecrire <text:span text:style-name="T26">"</text:span>Entrez l’âge<text:span text:style-name="T26">"</text:span></text:p>
      <text:p text:style-name="P40">Lire age</text:p>
      <text:p text:style-name="P40">Ecrire <text:span text:style-name="T26">"</text:span>Entrez le nombre d’années du permis<text:span text:style-name="T26">"</text:span></text:p>
      <text:p text:style-name="P40">Lire perm</text:p>
      <text:p text:style-name="P40">Ecrire <text:span text:style-name="T26">"</text:span>Entrez le nombre d’années de l’assurance<text:span text:style-name="T26">"</text:span></text:p>
      <text:p text:style-name="P40">Lire assur</text:p>
      <text:p text:style-name="P40">C1 ← age ≤ 25</text:p>
      <text:p text:style-name="P40">C2 ← perm ≥ 2</text:p>
      <text:p text:style-name="P47">C3 ← assur &gt; 5</text:p>
      <text:p text:style-name="P40">Si C1 et Non(C2) Alors</text:p>
      <text:p text:style-name="P40"><text:tab/>Si acc = 0 Alors</text:p>
      <text:p text:style-name="P41"><text:tab/>vignette ← <text:span text:style-name="T26">"</text:span>rouge<text:span text:style-name="T26">"</text:span></text:p>
      <text:p text:style-name="P40">Sinon</text:p>
      <text:p text:style-name="P41"><text:tab/>vignette ← <text:span text:style-name="T26">"</text:span>refusée<text:span text:style-name="T26">"</text:span></text:p>
      <text:p text:style-name="P40">Finsi</text:p>
      <text:p text:style-name="P48">Finsi</text:p>
      <text:p text:style-name="P40">Si C1 et C2 <text:span text:style-name="T28">OU Non(C1) et Non(C2) Alors</text:span></text:p>
      <text:p text:style-name="P41"><text:tab/><text:span text:style-name="T28">Si acc = 0 Alors</text:span></text:p>
      <text:p text:style-name="P41"><text:tab/><text:span text:style-name="T28">vignette ← </text:span><text:span text:style-name="T26">"</text:span><text:span text:style-name="T28">orange</text:span><text:span text:style-name="T26">"</text:span></text:p>
      <text:p text:style-name="P42">Sinon</text:p>
      <text:p text:style-name="P42"><text:tab/>vignette ← <text:span text:style-name="T26">"</text:span>refusée<text:span text:style-name="T26">"</text:span></text:p>
      <text:p text:style-name="P42">Finsi</text:p>
      <text:p text:style-name="P49">Finsi</text:p>
      <text:p text:style-name="P42">Si Non(C1) et C2 Alors</text:p>
      <text:p text:style-name="P42"><text:tab/>Si acc = 0</text:p>
      <text:p text:style-name="P42"><text:tab/>vignette ← <text:span text:style-name="T26">"</text:span>vert<text:span text:style-name="T26">"</text:span></text:p>
      <text:p text:style-name="P42"><text:tab/><text:tab/>SinonSi acc = 1</text:p>
      <text:p text:style-name="P42"><text:tab/><text:tab/>vignette ← <text:span text:style-name="T26">"</text:span>orange<text:span text:style-name="T26">"</text:span></text:p>
      <text:p text:style-name="P42"><text:tab/>Si acc = 2</text:p>
      <text:p text:style-name="P42"><text:tab/>vignette ← <text:span text:style-name="T26">"</text:span>rouge<text:span text:style-name="T26">"</text:span></text:p>
      <text:p text:style-name="P42">Sinon</text:p>
      <text:p text:style-name="P42"><text:tab/>vignette ← <text:span text:style-name="T26">"</text:span>refusée<text:span text:style-name="T26">"</text:span></text:p>
      <text:p text:style-name="P42">Finsi</text:p>
      <text:p text:style-name="P42">Finsi</text:p>
      <text:p text:style-name="P42"><text:soft-page-break/>Si C3 Alors</text:p>
      <text:p text:style-name="P42"><text:tab/>Si vignette = <text:span text:style-name="T26">"</text:span>rouge<text:span text:style-name="T26">" </text:span>Alors</text:p>
      <text:p text:style-name="P42"><text:tab/>vignette ← <text:span text:style-name="T26">"</text:span>orange<text:span text:style-name="T26">"</text:span></text:p>
      <text:p text:style-name="P42">SinonSi vignette = <text:span text:style-name="T26">"</text:span>orange<text:span text:style-name="T26">" </text:span>Alors</text:p>
      <text:p text:style-name="P42"><text:tab/>vignette ← <text:span text:style-name="T26">"</text:span>vert<text:span text:style-name="T26">"</text:span></text:p>
      <text:p text:style-name="P42">SinonSi vignette <text:span text:style-name="T26">"</text:span>vert<text:span text:style-name="T26">" </text:span>Alors</text:p>
      <text:p text:style-name="P42"><text:tab/>vignette ← <text:span text:style-name="T26">"</text:span>bleu<text:span text:style-name="T26">"</text:span></text:p>
      <text:p text:style-name="P42">Finsi</text:p>
      <text:p text:style-name="P42">Finsi</text:p>
      <text:p text:style-name="P42">Ecrire <text:span text:style-name="T26">"</text:span>Votre vignette est :<text:span text:style-name="T26">" </text:span>vignette</text:p>
      <text:p text:style-name="P42">Fin</text:p>
      <text:p text:style-name="P42"/>
      <text:p text:style-name="P42"/>
      <text:p text:style-name="P43">Exercice 4.8 : <text:span text:style-name="T29">(à refaire!!!!)</text:span></text:p>
      <text:p text:style-name="P43"/>
      <text:p text:style-name="P44">Variables J, M, A, Jmax en Numérique</text:p>
      <text:p text:style-name="P44">Variables VJ, VM, B en Booléen</text:p>
      <text:p text:style-name="P44">Début</text:p>
      <text:p text:style-name="P44">Ecrire <text:span text:style-name="T26">"</text:span>Entrez le numéro du jour<text:span text:style-name="T26">"</text:span></text:p>
      <text:p text:style-name="P44">Lire J</text:p>
      <text:p text:style-name="P44">Ecrire <text:span text:style-name="T26">"</text:span>Entrez le numéro du mois<text:span text:style-name="T26">"</text:span></text:p>
      <text:p text:style-name="P44">Lire M</text:p>
      <text:p text:style-name="P44">Ecrire <text:span text:style-name="T26">"</text:span>Entrez le numéro de l’année<text:span text:style-name="T26">"</text:span></text:p>
      <text:p text:style-name="P44">Lire A</text:p>
      <text:p text:style-name="P44">Si VJ et VM alors</text:p>
      <text:p text:style-name="P44"><text:tab/>Ecrire <text:span text:style-name="T26">"</text:span>La date est valide<text:span text:style-name="T26">"</text:span></text:p>
      <text:p text:style-name="P44">Sinon</text:p>
      <text:p text:style-name="P44"><text:tab/>Ecrire <text:span text:style-name="T26">"</text:span>La date est invalide<text:span text:style-name="T26">"</text:span></text:p>
      <text:p text:style-name="P44">Finsi</text:p>
      <text:p text:style-name="P44">B ← A dp 400 ou (non(A dp 100) et A dp 4)</text:p>
      <text:p text:style-name="P44">Jmax ← 0</text:p>
      <text:p text:style-name="P44">VM ← M ≥ 1 et M =&lt; 12</text:p>
      <text:p text:style-name="P44">Si VM Alors</text:p>
      <text:p text:style-name="P44"><text:tab/>Si M = 2 et B Alors</text:p>
      <text:p text:style-name="P44"><text:tab/>Jmax ← 29</text:p>
      <text:p text:style-name="P44"><text:tab/>SinonSi M = 2 Alors</text:p>
      <text:p text:style-name="P44"><text:tab/>JMax ← 28</text:p>
      <text:p text:style-name="P44"><text:tab/>SinonSi M=4 ou M=6 ou M=9 ou M=11 Alors</text:p>
      <text:p text:style-name="P44">JMax ← 30</text:p>
      <text:p text:style-name="P44"><text:tab/>Sinon</text:p>
      <text:p text:style-name="P44">Jmax ← 31</text:p>
      <text:p text:style-name="P44">Finsi</text:p>
      <text:p text:style-name="P44">VJ ← J ≥ 1 et J =&lt; Jmax</text:p>
      <text:p text:style-name="P44">Finsi</text:p>
      <text:p text:style-name="P45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5:26:07.159299744</meta:creation-date>
    <meta:generator>LibreOffice/7.3.7.2$Linux_X86_64 LibreOffice_project/30$Build-2</meta:generator>
    <dc:date>2024-03-18T10:33:02.853503663</dc:date>
    <meta:editing-duration>PT3H4M32S</meta:editing-duration>
    <meta:editing-cycles>34</meta:editing-cycles>
    <meta:document-statistic meta:table-count="0" meta:image-count="0" meta:object-count="0" meta:page-count="4" meta:paragraph-count="179" meta:word-count="727" meta:character-count="3237" meta:non-whitespace-character-count="2638"/>
  </office:meta>
</office:document-meta>
</file>